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4b2b60" style:font-size-asian="14pt" style:font-size-complex="14pt"/>
    </style:style>
    <style:style style:name="P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6" style:family="paragraph" style:parent-style-name="Standard">
      <style:text-properties style:font-name="Arial" fo:font-size="14pt" officeooo:paragraph-rsid="004b2b6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4b2b60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b2b60" style:font-size-asian="10pt" style:font-size-complex="10pt"/>
    </style:style>
    <style:style style:name="P9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b2b60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UrbanBody">
      <style:text-properties fo:font-variant="normal" fo:text-transform="none"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e181e" style:font-name="Arial" fo:font-size="11pt" officeooo:rsid="002cf8be" officeooo:paragraph-rsid="004e6ac9" fo:background-color="#fff200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officeooo:rsid="0022109e"/>
    </style:style>
    <style:style style:name="T6" style:family="text">
      <style:text-properties officeooo:rsid="002391da"/>
    </style:style>
    <style:style style:name="T7" style:family="text">
      <style:text-properties fo:color="#ce181e" officeooo:rsid="002cf8be" fo:background-color="#fff200" loext:char-shading-value="0"/>
    </style:style>
    <style:style style:name="T8" style:family="text">
      <style:text-properties fo:color="#ce181e" officeooo:rsid="0044b316" fo:background-color="#fff200" loext:char-shading-value="0"/>
    </style:style>
    <style:style style:name="T9" style:family="text">
      <style:text-properties officeooo:rsid="003491da"/>
    </style:style>
    <style:style style:name="T10" style:family="text">
      <style:text-properties officeooo:rsid="003d667f"/>
    </style:style>
    <style:style style:name="T11" style:family="text">
      <style:text-properties officeooo:rsid="0044b316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2"><text:span text:style-name="T17">do text</text:span></text:p><text:p text:style-name="P12"><text:span text:style-name="T1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1"><text:span text:style-name="T14"><office:annotation><dc:creator>Gauthier Bastien</dc:creator><dc:date>2011-01-13T14:56:41</dc:date><text:p text:style-name="P12">do text</text:p><text:p text:style-name="P12">from document(at=arne, format='odt')</text:p></office:annotation></text:span><text:span text:style-name="T15">Import depuis </text:span><text:span text:style-name="T16">arne</text:span><text:span text:style-name="T15">.odt</text:span></text:p>
            <text:p text:style-name="P11"><text:span text:style-name="T15"/></text:p>
            <text:p text:style-name="P9">RECOMMANDÉ</text:p>
          </table:table-cell>
        </table:table-row>
      </table:table>
      <text:p text:style-name="P6"/>
      <text:p text:style-name="P2">Transmis <text:span text:style-name="T5">de la demande de permis d'environnement</text:span></text:p>
      <text:p text:style-name="P1"/>
      <text:p text:style-name="P10"/>
      <text:p text:style-name="P3"/>
      <text:p text:style-name="P4"><office:annotation><dc:creator>Gauthier Bastien</dc:creator><dc:date>2011-02-16T16:12:24</dc:date><text:p text:style-name="P12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2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><text:span text:style-name="T9">Monsieur le Fonctionnaire technique</text:span>,</text:p>
      <text:p text:style-name="P4"/>
      <text:p text:style-name="P5">Conformément au <text:span text:style-name="T10">décret du 11 mars 1999 relatif au permis d'environnement</text:span>, nous vous prions de trouver, sous ce pli, <text:span text:style-name="T6">deux</text:span> exemplaire<text:span text:style-name="T6">s</text:span> de la demande introduite le <text:span text:style-name="T4"><text:text-input text:description="Date du récépissé">tool.format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4"/>
      <text:p text:style-name="P4">Nous vous en souhaitons bonne réception et nous vous prions d'agréer, <text:span text:style-name="T8">Monsieur le</text:span><text:span text:style-name="T11"> Fonctionnaire technique</text:span>, nos salutations distinguées.</text:p>
      <text:p text:style-name="P4"/>
      <text:p text:style-name="P4"><office:annotation><dc:creator>Gauthier Bastien</dc:creator><dc:date>2011-01-13T14:56:41</dc:date><text:p text:style-name="P12"><text:span text:style-name="T17">do text</text:span></text:p><text:p text:style-name="P12"><text:span text:style-name="T1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0:54.160913403</dc:date>
    <dc:language>fr-FR</dc:language>
    <meta:editing-cycles>127</meta:editing-cycles>
    <meta:editing-duration>P1DT9H28M38S</meta:editing-duration>
    <meta:document-statistic meta:table-count="1" meta:image-count="0" meta:object-count="0" meta:page-count="1" meta:paragraph-count="13" meta:word-count="114" meta:character-count="876" meta:non-whitespace-character-count="795"/>
    <meta:user-defined meta:name="Info 1"/>
    <meta:user-defined meta:name="Info 2"/>
    <meta:user-defined meta:name="Info 3"/>
    <meta:user-defined meta:name="Info 4"/>
  </office:meta>
</office:document-meta>
</file>